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3BDA8483D05173CAD3.png" manifest:media-type="image/png"/>
  <manifest:file-entry manifest:full-path="Pictures/10000001000002980000003B8346A339E4019B9E.png" manifest:media-type="image/png"/>
  <manifest:file-entry manifest:full-path="Pictures/10000001000002980000003B9D22ADF861F08AA7.png" manifest:media-type="image/png"/>
  <manifest:file-entry manifest:full-path="Pictures/10000001000002980000003BC0C19878EE45B6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39ff" officeooo:paragraph-rsid="000d0a68" style:font-size-asian="14pt" style:font-size-complex="16pt"/>
    </style:style>
    <style:style style:name="P2" style:family="paragraph" style:parent-style-name="Standard">
      <style:text-properties fo:font-size="14pt" officeooo:rsid="000d0a68" officeooo:paragraph-rsid="000d0a68" style:font-size-asian="12.25pt" style:font-size-complex="14pt"/>
    </style:style>
    <style:style style:name="P3" style:family="paragraph" style:parent-style-name="Standard">
      <style:text-properties fo:font-size="14pt" officeooo:rsid="000d6153" officeooo:paragraph-rsid="000d6153" style:font-size-asian="12.25pt" style:font-size-complex="14pt"/>
    </style:style>
    <style:style style:name="P4" style:family="paragraph" style:parent-style-name="Text_20_body">
      <style:text-properties fo:font-size="14pt" officeooo:rsid="000d6153" officeooo:paragraph-rsid="000d6153" style:font-size-asian="12.25pt" style:font-size-complex="14pt"/>
    </style:style>
    <style:style style:name="P5" style:family="paragraph" style:parent-style-name="Standard">
      <style:text-properties fo:font-size="12pt" officeooo:rsid="000d0a68" officeooo:paragraph-rsid="000d0a68" style:font-size-asian="10.5pt" style:font-size-complex="12pt"/>
    </style:style>
    <style:style style:name="P6" style:family="paragraph" style:parent-style-name="Standard">
      <style:text-properties fo:font-size="12pt" officeooo:rsid="000d6153" officeooo:paragraph-rsid="000d6153" style:font-size-asian="10.5pt" style:font-size-complex="12pt"/>
    </style:style>
    <style:style style:name="P7" style:family="paragraph" style:parent-style-name="Standard">
      <style:text-properties fo:font-size="12pt" officeooo:rsid="000d6153" officeooo:paragraph-rsid="000d6153" style:font-size-asian="12pt" style:font-size-complex="12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d0a6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3056" style:font-size-asian="12pt" style:font-size-complex="12pt"/>
    </style:style>
    <style:style style:name="T4" style:family="text">
      <style:text-properties officeooo:rsid="000e3056"/>
    </style:style>
    <style:style style:name="T5" style:family="text">
      <style:text-properties officeooo:rsid="000ed9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er og datastrukturer øving <text:span text:style-name="T1">2</text:span></text:p>
      <text:p text:style-name="P1"/>
      <text:p text:style-name="P2">Tidsmålinger</text:p>
      <text:p text:style-name="P5">For alle målingene brukte jeg x = 100. <text:span text:style-name="T5">Sum1 brukte metode 1, og sum2 brukte metode 2.</text:span></text:p>
      <text:p text:style-name="P5"/>
      <text:p text:style-name="P5">Måling 1, n = 10</text:p>
      <text:p text:style-name="P5"><draw:frame draw:style-name="fr1" draw:name="Image1" text:anchor-type="char" svg:width="6.6929in" svg:height="0.5945in" draw:z-index="0"><draw:image xlink:href="Pictures/10000001000002980000003BC0C19878EE45B6B7.png" xlink:type="simple" xlink:show="embed" xlink:actuate="onLoad" draw:mime-type="image/png"/></draw:frame></text:p>
      <text:p text:style-name="P5">Måling 2, n=100</text:p>
      <text:p text:style-name="P5"><draw:frame draw:style-name="fr1" draw:name="Image2" text:anchor-type="char" svg:width="6.6929in" svg:height="0.5945in" draw:z-index="1"><draw:image xlink:href="Pictures/10000001000002980000003B8346A339E4019B9E.png" xlink:type="simple" xlink:show="embed" xlink:actuate="onLoad" draw:mime-type="image/png"/></draw:frame></text:p>
      <text:p text:style-name="P5"/>
      <text:p text:style-name="P5">Måling 3, n=1000</text:p>
      <text:p text:style-name="P5"><draw:frame draw:style-name="fr1" draw:name="Image3" text:anchor-type="char" svg:width="6.6929in" svg:height="0.5945in" draw:z-index="2"><draw:image xlink:href="Pictures/10000001000002980000003BDA8483D05173CAD3.png" xlink:type="simple" xlink:show="embed" xlink:actuate="onLoad" draw:mime-type="image/png"/></draw:frame></text:p>
      <text:p text:style-name="P5"/>
      <text:p text:style-name="P5">Måling 4, n=10000</text:p>
      <text:p text:style-name="P5"><draw:frame draw:style-name="fr1" draw:name="Image4" text:anchor-type="char" svg:width="6.6929in" svg:height="0.5945in" draw:z-index="3"><draw:image xlink:href="Pictures/10000001000002980000003B9D22ADF861F08AA7.png" xlink:type="simple" xlink:show="embed" xlink:actuate="onLoad" draw:mime-type="image/png"/></draw:frame></text:p>
      <text:p text:style-name="P5"/>
      <text:p text:style-name="P5">Gjør jeg målingene med n <text:span text:style-name="T5">større </text:span>enn 10000 får jeg en stack overflow error for metode 1. Metode 2 <text:span text:style-name="T5">takler</text:span> alle <text:span text:style-name="T5">verdier for </text:span>n.</text:p>
      <text:p text:style-name="P5"/>
      <text:p text:style-name="P5"/>
      <text:p text:style-name="P3">Kjøretid for sum1:</text:p>
      <text:p text:style-name="P6">For hver verdi av <text:span text:style-name="Source_20_Text">n</text:span>, kaller den seg selv med <text:span text:style-name="Source_20_Text">n-1</text:span>. Dette gjentas til <text:span text:style-name="Source_20_Text">n</text:span> blir 1. Derfor er kjøretiden for denne metoden Θ(n).</text:p>
      <text:p text:style-name="P3"/>
      <text:p text:style-name="P3">Kjøretid for sum2:</text:p>
      <text:p text:style-name="P4"><text:span text:style-name="T2">For å forstå kjøretiden for </text:span><text:span text:style-name="Source_20_Text"><text:span text:style-name="T2">sum2</text:span></text:span><text:span text:style-name="T2">, </text:span><text:span text:style-name="T3">kan</text:span><text:span text:style-name="T2"> vi se på hvordan </text:span><text:span text:style-name="Source_20_Text"><text:span text:style-name="T2">n</text:span></text:span><text:span text:style-name="T2"> endres for hver</text:span><text:span text:style-name="T3">t</text:span><text:span text:style-name="T2"> rekursiv</text:span><text:span text:style-name="T3">t</text:span><text:span text:style-name="T2"> kall:</text:span></text:p>
      <text:list xml:id="list3951846692" text:style-name="L1">
        <text:list-item>
          <text:p text:style-name="P9">Hvis <text:span text:style-name="Source_20_Text">n</text:span> er et partall, blir <text:span text:style-name="Source_20_Text">n</text:span> delt på 2: <text:span text:style-name="Source_20_Text">n = n/2</text:span>.</text:p>
        </text:list-item>
        <text:list-item>
          <text:p text:style-name="P8">Hvis <text:span text:style-name="Source_20_Text">n</text:span> er et oddetall, blir <text:span text:style-name="Source_20_Text">n</text:span> redusert med litt over halvparten: <text:span text:style-name="Source_20_Text">n = (n-1)/2</text:span>.</text:p>
        </text:list-item>
      </text:list>
      <text:p text:style-name="Text_20_body"><text:span text:style-name="T4">Så I det </text:span>verste tilfellet, som er når <text:span text:style-name="Source_20_Text">n</text:span> er et oddetall hver gang. <text:span text:style-name="T5">B</text:span>lir <text:span text:style-name="Source_20_Text">n</text:span> redusert med litt over halvparten for hvert kall.</text:p>
      <text:p text:style-name="Text_20_body">Hvis <text:span text:style-name="Source_20_Text">n</text:span> er 8 (som er et partall), vil det ta 3 kall for å redusere <text:span text:style-name="Source_20_Text">n</text:span> til 1 (8 -&gt; 4 -&gt; 2 -&gt; 1). Hvis <text:span text:style-name="Source_20_Text">n</text:span> er 7 (som er et oddetall), vil det også ta 3 kall for å redusere <text:span text:style-name="Source_20_Text">n</text:span> til 1 (7 -&gt; 3 -&gt; 1).</text:p>
      <text:p text:style-name="Text_20_body">Dette mønsteret av å redusere <text:span text:style-name="Source_20_Text">n</text:span> med omtrent halvparten for hvert kall er karakteristisk for logaritmisk vekst. Derfor kan vi si at kjøretiden for <text:span text:style-name="Source_20_Text">sum2</text:span> er Θ(log n).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4:28:04.216037029</meta:creation-date>
    <dc:date>2023-09-03T15:05:15.525537115</dc:date>
    <meta:editing-duration>PT6M40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17" meta:word-count="241" meta:character-count="1169" meta:non-whitespace-character-count="947"/>
  </office:meta>
</office:document-meta>
</file>